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officeooo:rsid="001db007" officeooo:paragraph-rsid="001db007"/>
    </style:style>
    <style:style style:name="P2" style:family="paragraph" style:parent-style-name="Standard">
      <style:paragraph-properties fo:text-align="start" style:justify-single-word="false"/>
      <style:text-properties officeooo:rsid="001db007" officeooo:paragraph-rsid="001db00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Kasper Læssø Sørensen</text:p>
      <text:p text:style-name="P1">Møllegårdsvej 10- 12</text:p>
      <text:p text:style-name="P1">Bramdrupdam</text:p>
      <text:p text:style-name="P1">Denmarmk</text:p>
      <text:p text:style-name="P1"/>
      <text:p text:style-name="P1">May 4 2017</text:p>
      <text:p text:style-name="P2">Direktor Henrik Höhrmann</text:p>
      <text:p text:style-name="P2">Legoland Aps</text:p>
      <text:p text:style-name="P2">Nordmarksvej</text:p>
      <text:p text:style-name="P2">7190 Billund</text:p>
      <text:p text:style-name="P2">Denmark</text:p>
      <text:p text:style-name="P2"/>
      <text:p text:style-name="P2">Dear Mr. Höhrmann</text:p>
      <text:p text:style-name="P2"/>
      <text:p text:style-name="P2">I am writing in response to your advertisement as a sommer worker at Legoland. I hope you will read my application and consider me in the position. 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4T10:26:52.087952142</meta:creation-date>
    <dc:date>2017-05-04T10:38:39.549299189</dc:date>
    <meta:editing-duration>PT11M47S</meta:editing-duration>
    <meta:editing-cycles>1</meta:editing-cycles>
    <meta:document-statistic meta:table-count="0" meta:image-count="0" meta:object-count="0" meta:page-count="1" meta:paragraph-count="12" meta:word-count="50" meta:character-count="302" meta:non-whitespace-character-count="263"/>
    <meta:generator>LibreOffice/5.1.6.2$Linux_X86_64 LibreOffice_project/10m0$Build-2</meta:generator>
  </office:meta>
</office:document-meta>
</file>